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fo:language="de" fo:country="DE"/>
    </style:style>
    <style:style style:name="T3" style:parent-style-name="Absatz-Standardschriftart" style:family="text">
      <style:text-properties style:font-name="Palatino Linotype" style:font-name-complex="Calibri" fo:font-size="11pt" style:font-size-asian="11pt" style:font-size-complex="11pt" fo:language="de" fo:country="DE"/>
    </style:style>
    <style:style style:name="T4" style:parent-style-name="Absatz-Standardschriftart" style:family="text">
      <style:text-properties style:font-name="Palatino Linotype" style:font-name-complex="Calibri" fo:font-size="11pt" style:font-size-asian="11pt" style:font-size-complex="11pt" fo:language="de" fo:country="DE"/>
    </style:style>
    <style:style style:name="T5" style:parent-style-name="Absatz-Standardschriftart" style:family="text">
      <style:text-properties style:font-name="Palatino Linotype" style:font-name-complex="Calibri" fo:font-size="11pt" style:font-size-asian="11pt" style:font-size-complex="11pt" fo:language="de" fo:country="DE"/>
    </style:style>
    <style:style style:name="T6" style:parent-style-name="Absatz-Standardschriftart" style:family="text">
      <style:text-properties style:font-name="Palatino Linotype" style:font-name-complex="Calibri" fo:font-size="11pt" style:font-size-asian="11pt" style:font-size-complex="11pt" fo:language="de" fo:country="DE"/>
    </style:style>
    <style:style style:name="T7" style:parent-style-name="Absatz-Standardschriftart" style:family="text">
      <style:text-properties style:font-name="Palatino Linotype" style:font-name-complex="Calibri" fo:font-size="11pt" style:font-size-asian="11pt" style:font-size-complex="11pt" fo:language="de" fo:country="DE"/>
    </style:style>
    <style:style style:name="T8" style:parent-style-name="Absatz-Standardschriftart" style:family="text">
      <style:text-properties style:font-name="Palatino Linotype" style:font-name-complex="Calibri" fo:font-size="11pt" style:font-size-asian="11pt" style:font-size-complex="11pt" fo:language="de" fo:country="DE"/>
    </style:style>
    <style:style style:name="T9" style:parent-style-name="Absatz-Standardschriftart" style:family="text">
      <style:text-properties style:font-name="Palatino Linotype" style:font-name-complex="Calibri" fo:font-size="11pt" style:font-size-asian="11pt" style:font-size-complex="11pt" fo:language="de" fo:country="DE"/>
    </style:style>
    <style:style style:name="T10" style:parent-style-name="Absatz-Standardschriftart" style:family="text">
      <style:text-properties style:font-name="Palatino Linotype" style:font-name-complex="Calibri" fo:font-size="11pt" style:font-size-asian="11pt" style:font-size-complex="11pt" fo:language="de" fo:country="DE"/>
    </style:style>
    <style:style style:name="T11" style:parent-style-name="Absatz-Standardschriftart" style:family="text">
      <style:text-properties style:font-name="Palatino Linotype" style:font-name-complex="Calibri" fo:font-size="11pt" style:font-size-asian="11pt" style:font-size-complex="11pt" fo:language="de" fo:country="DE"/>
    </style:style>
    <style:style style:name="T12" style:parent-style-name="Absatz-Standardschriftart" style:family="text">
      <style:text-properties style:font-name="Palatino Linotype" style:font-name-complex="Calibri" fo:font-size="11pt" style:font-size-asian="11pt" style:font-size-complex="11pt" fo:language="de" fo:country="DE"/>
    </style:style>
    <style:style style:name="T13" style:parent-style-name="Absatz-Standardschriftart" style:family="text">
      <style:text-properties style:font-name="Palatino Linotype" style:font-name-complex="Calibri" fo:font-size="11pt" style:font-size-asian="11pt" style:font-size-complex="11pt" fo:language="de" fo:country="DE"/>
    </style:style>
    <style:style style:name="T14" style:parent-style-name="Absatz-Standardschriftart" style:family="text">
      <style:text-properties style:font-name="Palatino Linotype" style:font-name-complex="Calibri" fo:font-size="11pt" style:font-size-asian="11pt" style:font-size-complex="11pt" fo:language="de" fo:country="DE"/>
    </style:style>
    <style:style style:name="T15" style:parent-style-name="Absatz-Standardschriftart" style:family="text">
      <style:text-properties style:font-name="Palatino Linotype" style:font-name-complex="Calibri" fo:font-size="11pt" style:font-size-asian="11pt" style:font-size-complex="11pt" fo:language="de" fo:country="DE"/>
    </style:style>
    <style:style style:name="T16" style:parent-style-name="Absatz-Standardschriftart" style:family="text">
      <style:text-properties style:font-name="Palatino Linotype" style:font-name-complex="Calibri" fo:font-size="11pt" style:font-size-asian="11pt" style:font-size-complex="11pt" fo:language="de" fo:country="DE"/>
    </style:style>
    <style:style style:name="T17" style:parent-style-name="Absatz-Standardschriftart" style:family="text">
      <style:text-properties style:font-name="Palatino Linotype" style:font-name-complex="Calibri" fo:font-size="11pt" style:font-size-asian="11pt" style:font-size-complex="11pt" fo:language="de" fo:country="DE"/>
    </style:style>
    <style:style style:name="T18" style:parent-style-name="Absatz-Standardschriftart" style:family="text">
      <style:text-properties style:font-name="Palatino Linotype" style:font-name-complex="Calibri" fo:font-size="11pt" style:font-size-asian="11pt" style:font-size-complex="11pt" fo:language="de" fo:country="DE"/>
    </style:style>
    <style:style style:name="T19" style:parent-style-name="Absatz-Standardschriftart" style:family="text">
      <style:text-properties style:font-name="Palatino Linotype" style:font-name-complex="Calibri" fo:font-size="11pt" style:font-size-asian="11pt" style:font-size-complex="11pt" fo:language="de" fo:country="DE"/>
    </style:style>
    <style:style style:name="T20" style:parent-style-name="Absatz-Standardschriftart" style:family="text">
      <style:text-properties style:font-name="Palatino Linotype" style:font-name-complex="Calibri" fo:font-size="11pt" style:font-size-asian="11pt" style:font-size-complex="11pt" fo:language="de" fo:country="DE"/>
    </style:style>
    <style:style style:name="T21"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22" style:parent-style-name="Absatz-Standardschriftart" style:family="text">
      <style:text-properties style:font-name="Palatino Linotype" style:font-name-complex="Calibri" fo:font-size="11pt" style:font-size-asian="11pt" style:font-size-complex="11pt" fo:language="de" fo:country="DE"/>
    </style:style>
    <style:style style:name="T23" style:parent-style-name="Absatz-Standardschriftart" style:family="text">
      <style:text-properties style:font-name="Palatino Linotype" style:font-name-complex="Calibri" fo:font-size="11pt" style:font-size-asian="11pt" style:font-size-complex="11pt" fo:language="de" fo:country="DE"/>
    </style:style>
    <style:style style:name="T24" style:parent-style-name="Absatz-Standardschriftart" style:family="text">
      <style:text-properties style:font-name="Palatino Linotype" style:font-name-complex="Calibri" fo:font-size="11pt" style:font-size-asian="11pt" style:font-size-complex="11pt" fo:language="de" fo:country="DE"/>
    </style:style>
    <style:style style:name="T25" style:parent-style-name="Absatz-Standardschriftart" style:family="text">
      <style:text-properties style:font-name="Palatino Linotype" style:font-name-complex="Calibri" fo:font-size="11pt" style:font-size-asian="11pt" style:font-size-complex="11pt" fo:language="de" fo:country="DE"/>
    </style:style>
    <style:style style:name="T26" style:parent-style-name="Absatz-Standardschriftart" style:family="text">
      <style:text-properties style:font-name="Palatino Linotype" style:font-name-complex="Calibri" fo:font-size="11pt" style:font-size-asian="11pt" style:font-size-complex="11pt" fo:language="de" fo:country="DE"/>
    </style:style>
    <style:style style:name="T27" style:parent-style-name="Absatz-Standardschriftart" style:family="text">
      <style:text-properties style:font-name="Palatino Linotype" style:font-name-complex="Calibri" fo:font-size="11pt" style:font-size-asian="11pt" style:font-size-complex="11pt" fo:language="de" fo:country="DE"/>
    </style:style>
    <style:style style:name="T28" style:parent-style-name="Absatz-Standardschriftart" style:family="text">
      <style:text-properties style:font-name="Palatino Linotype" style:font-name-complex="Calibri" fo:font-size="11pt" style:font-size-asian="11pt" style:font-size-complex="11pt" fo:language="de" fo:country="DE"/>
    </style:style>
    <style:style style:name="T29" style:parent-style-name="Absatz-Standardschriftart" style:family="text">
      <style:text-properties style:font-name="Palatino Linotype" style:font-name-complex="Calibri" fo:font-size="11pt" style:font-size-asian="11pt" style:font-size-complex="11pt" fo:language="de" fo:country="DE"/>
    </style:style>
    <style:style style:name="T30" style:parent-style-name="Absatz-Standardschriftart" style:family="text">
      <style:text-properties style:font-name="Palatino Linotype" style:font-name-complex="Calibri" fo:font-size="11pt" style:font-size-asian="11pt" style:font-size-complex="11pt" fo:language="de" fo:country="DE"/>
    </style:style>
    <style:style style:name="T31" style:parent-style-name="Absatz-Standardschriftart" style:family="text">
      <style:text-properties style:font-name="Palatino Linotype" style:font-name-complex="Calibri" fo:font-size="11pt" style:font-size-asian="11pt" style:font-size-complex="11pt" fo:language="de" fo:country="DE"/>
    </style:style>
    <style:style style:name="T32" style:parent-style-name="Absatz-Standardschriftart" style:family="text">
      <style:text-properties style:font-name="Palatino Linotype" style:font-name-complex="Calibri" fo:font-size="11pt" style:font-size-asian="11pt" style:font-size-complex="11pt" fo:language="de" fo:country="DE"/>
    </style:style>
    <style:style style:name="T33" style:parent-style-name="Absatz-Standardschriftart" style:family="text">
      <style:text-properties style:font-name="Palatino Linotype" style:font-name-complex="Calibri" fo:font-size="11pt" style:font-size-asian="11pt" style:font-size-complex="11pt" fo:language="de" fo:country="DE"/>
    </style:style>
    <style:style style:name="T34" style:parent-style-name="Absatz-Standardschriftart" style:family="text">
      <style:text-properties style:font-name="Palatino Linotype" style:font-name-complex="Calibri" fo:font-size="11pt" style:font-size-asian="11pt" style:font-size-complex="11pt" fo:language="de" fo:country="DE"/>
    </style:style>
    <style:style style:name="T35" style:parent-style-name="Absatz-Standardschriftart" style:family="text">
      <style:text-properties style:font-name="Palatino Linotype" style:font-name-complex="Calibri" fo:font-size="11pt" style:font-size-asian="11pt" style:font-size-complex="11pt" fo:language="de" fo:country="DE"/>
    </style:style>
    <style:style style:name="T36" style:parent-style-name="Absatz-Standardschriftart" style:family="text">
      <style:text-properties style:font-name="Palatino Linotype" style:font-name-complex="Calibri" fo:font-size="11pt" style:font-size-asian="11pt" style:font-size-complex="11pt" fo:language="de" fo:country="DE"/>
    </style:style>
    <style:style style:name="T37" style:parent-style-name="Absatz-Standardschriftart" style:family="text">
      <style:text-properties style:font-name="Palatino Linotype" style:font-name-complex="Calibri" fo:font-size="11pt" style:font-size-asian="11pt" style:font-size-complex="11pt" fo:language="de" fo:country="DE"/>
    </style:style>
    <style:style style:name="T38" style:parent-style-name="Absatz-Standardschriftart" style:family="text">
      <style:text-properties style:font-name="Palatino Linotype" style:font-name-complex="Calibri" fo:font-size="11pt" style:font-size-asian="11pt" style:font-size-complex="11pt" fo:language="de" fo:country="DE"/>
    </style:style>
    <style:style style:name="T39" style:parent-style-name="Absatz-Standardschriftart" style:family="text">
      <style:text-properties style:font-name="Palatino Linotype" style:font-name-complex="Calibri" fo:font-size="11pt" style:font-size-asian="11pt" style:font-size-complex="11pt" fo:language="de" fo:country="DE"/>
    </style:style>
    <style:style style:name="T40" style:parent-style-name="Absatz-Standardschriftart" style:family="text">
      <style:text-properties style:font-name="Palatino Linotype" style:font-name-complex="Calibri" fo:font-size="11pt" style:font-size-asian="11pt" style:font-size-complex="11pt" fo:language="de" fo:country="DE"/>
    </style:style>
    <style:style style:name="T41" style:parent-style-name="Absatz-Standardschriftart" style:family="text">
      <style:text-properties style:font-name="Palatino Linotype" style:font-name-complex="Calibri" fo:font-size="11pt" style:font-size-asian="11pt" style:font-size-complex="11pt" fo:language="de" fo:country="DE"/>
    </style:style>
    <style:style style:name="T42" style:parent-style-name="Absatz-Standardschriftart" style:family="text">
      <style:text-properties style:font-name="Palatino Linotype" style:font-name-complex="Calibri" fo:font-size="11pt" style:font-size-asian="11pt" style:font-size-complex="11pt" fo:language="de" fo:country="DE"/>
    </style:style>
    <style:style style:name="T43" style:parent-style-name="Absatz-Standardschriftart" style:family="text">
      <style:text-properties style:font-name="Palatino Linotype" style:font-name-complex="Calibri" fo:font-size="11pt" style:font-size-asian="11pt" style:font-size-complex="11pt" fo:language="de" fo:country="DE"/>
    </style:style>
    <style:style style:name="T44" style:parent-style-name="Absatz-Standardschriftart" style:family="text">
      <style:text-properties style:font-name="Palatino Linotype" style:font-name-complex="Calibri" fo:font-size="11pt" style:font-size-asian="11pt" style:font-size-complex="11pt" fo:language="de" fo:country="DE"/>
    </style:style>
    <style:style style:name="T45" style:parent-style-name="Absatz-Standardschriftart" style:family="text">
      <style:text-properties style:font-name="Palatino Linotype" style:font-name-complex="Calibri" fo:font-size="11pt" style:font-size-asian="11pt" style:font-size-complex="11pt" fo:language="de" fo:country="DE"/>
    </style:style>
    <style:style style:name="T46" style:parent-style-name="Absatz-Standardschriftart" style:family="text">
      <style:text-properties style:font-name="Palatino Linotype" style:font-name-complex="Calibri" fo:font-size="11pt" style:font-size-asian="11pt" style:font-size-complex="11pt" fo:language="de" fo:country="DE"/>
    </style:style>
    <style:style style:name="T47" style:parent-style-name="Absatz-Standardschriftart" style:family="text">
      <style:text-properties style:font-name="Palatino Linotype" style:font-name-complex="Calibri" fo:font-size="11pt" style:font-size-asian="11pt" style:font-size-complex="11pt" fo:language="de" fo:country="DE"/>
    </style:style>
    <style:style style:name="T48" style:parent-style-name="Absatz-Standardschriftart" style:family="text">
      <style:text-properties style:font-name="Palatino Linotype" style:font-name-complex="Calibri" fo:font-size="11pt" style:font-size-asian="11pt" style:font-size-complex="11pt" fo:language="de" fo:country="DE"/>
    </style:style>
    <style:style style:name="T49" style:parent-style-name="Absatz-Standardschriftart" style:family="text">
      <style:text-properties style:font-name="Palatino Linotype" style:font-name-complex="Calibri" fo:font-size="11pt" style:font-size-asian="11pt" style:font-size-complex="11pt" fo:language="de" fo:country="DE"/>
    </style:style>
    <style:style style:name="T50" style:parent-style-name="Absatz-Standardschriftart" style:family="text">
      <style:text-properties style:font-name="Palatino Linotype" style:font-name-complex="Calibri" fo:font-size="11pt" style:font-size-asian="11pt" style:font-size-complex="11pt" fo:language="de" fo:country="DE"/>
    </style:style>
    <style:style style:name="T51" style:parent-style-name="Absatz-Standardschriftart" style:family="text">
      <style:text-properties style:font-name="Palatino Linotype" style:font-name-complex="Calibri" fo:font-size="11pt" style:font-size-asian="11pt" style:font-size-complex="11pt" fo:language="de" fo:country="DE"/>
    </style:style>
    <style:style style:name="T52" style:parent-style-name="Absatz-Standardschriftart" style:family="text">
      <style:text-properties style:font-name="Palatino Linotype" style:font-name-complex="Calibri" fo:font-size="11pt" style:font-size-asian="11pt" style:font-size-complex="11pt" fo:language="de" fo:country="DE"/>
    </style:style>
    <style:style style:name="T53" style:parent-style-name="Absatz-Standardschriftart" style:family="text">
      <style:text-properties style:font-name="Palatino Linotype" style:font-name-complex="Calibri" fo:font-size="11pt" style:font-size-asian="11pt" style:font-size-complex="11pt" fo:language="de" fo:country="DE"/>
    </style:style>
    <style:style style:name="T54" style:parent-style-name="Absatz-Standardschriftart" style:family="text">
      <style:text-properties style:font-name="Palatino Linotype" style:font-name-complex="Calibri" fo:font-size="11pt" style:font-size-asian="11pt" style:font-size-complex="11pt" fo:language="de" fo:country="DE"/>
    </style:style>
    <style:style style:name="T55" style:parent-style-name="Absatz-Standardschriftart" style:family="text">
      <style:text-properties style:font-name="Palatino Linotype" style:font-name-complex="Calibri" fo:font-size="11pt" style:font-size-asian="11pt" style:font-size-complex="11pt" fo:language="de" fo:country="DE"/>
    </style:style>
    <style:style style:name="T56" style:parent-style-name="Absatz-Standardschriftart" style:family="text">
      <style:text-properties style:font-name="Palatino Linotype" style:font-name-complex="Calibri" fo:font-size="11pt" style:font-size-asian="11pt" style:font-size-complex="11pt" fo:language="de" fo:country="DE"/>
    </style:style>
    <style:style style:name="T57" style:parent-style-name="Absatz-Standardschriftart" style:family="text">
      <style:text-properties style:font-name="Palatino Linotype" style:font-name-complex="Calibri" fo:font-size="11pt" style:font-size-asian="11pt" style:font-size-complex="11pt" fo:language="de" fo:country="DE"/>
    </style:style>
    <style:style style:name="P5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5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6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6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6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63" style:parent-style-name="Standard" style:family="paragraph">
      <style:paragraph-properties fo:line-height="115%"/>
    </style:style>
    <style:style style:name="T64"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65"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66"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67" style:parent-style-name="Absatz-Standardschriftart" style:family="text">
      <style:text-properties style:font-name="Palatino Linotype" style:font-name-complex="Calibri" fo:font-size="11pt" style:font-size-asian="11pt" style:font-size-complex="11pt" fo:language="de" fo:country="DE"/>
    </style:style>
    <style:style style:name="T68" style:parent-style-name="Absatz-Standardschriftart" style:family="text">
      <style:text-properties style:font-name="Palatino Linotype" style:font-name-complex="Calibri" fo:font-size="11pt" style:font-size-asian="11pt" style:font-size-complex="11pt" fo:background-color="#00FFFF" fo:language="de" fo:country="DE"/>
    </style:style>
    <style:style style:name="T69" style:parent-style-name="Absatz-Standardschriftart" style:family="text">
      <style:text-properties style:font-name="Palatino Linotype" style:font-name-complex="Calibri" fo:font-size="11pt" style:font-size-asian="11pt" style:font-size-complex="11pt" fo:language="de" fo:country="DE"/>
    </style:style>
    <style:style style:name="T70"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71"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72" style:parent-style-name="Absatz-Standardschriftart" style:family="text">
      <style:text-properties style:font-name="Palatino Linotype" style:font-name-complex="Calibri" text:display="none" fo:font-size="11pt" style:font-size-asian="11pt" style:font-size-complex="11pt" fo:background-color="#FFFF00" fo:language="de" fo:country="DE"/>
    </style:style>
    <style:style style:name="T73" style:parent-style-name="Absatz-Standardschriftart" style:family="text">
      <style:text-properties style:font-name="Palatino Linotype" style:font-name-complex="Calibri" fo:font-size="11pt" style:font-size-asian="11pt" style:font-size-complex="11pt" fo:language="de" fo:country="DE"/>
    </style:style>
    <style:style style:name="T74"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75"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7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77" style:parent-style-name="Standard" style:family="paragraph">
      <style:paragraph-properties fo:line-height="115%"/>
    </style:style>
    <style:style style:name="T78"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79"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80"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8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82"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3"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4"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5"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6"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7"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8"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8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2"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9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94" style:parent-style-name="Listenabsatz" style:list-style-name="LFO1" style:family="paragraph">
      <style:paragraph-properties fo:line-height="115%"/>
    </style:style>
    <style:style style:name="T95" style:parent-style-name="Absatz-Standardschriftart" style:family="text">
      <style:text-properties style:font-name="Palatino Linotype" style:font-name-complex="Calibri" fo:font-size="11pt" style:font-size-asian="11pt" style:font-size-complex="11pt" fo:language="de" fo:country="DE"/>
    </style:style>
    <style:style style:name="T96"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97" style:parent-style-name="Listenabsatz" style:list-style-name="LFO1" style:family="paragraph">
      <style:paragraph-properties fo:line-height="115%"/>
    </style:style>
    <style:style style:name="T98" style:parent-style-name="Absatz-Standardschriftart" style:family="text">
      <style:text-properties style:font-name="Palatino Linotype" style:font-name-complex="Calibri" fo:font-size="11pt" style:font-size-asian="11pt" style:font-size-complex="11pt" fo:language="de" fo:country="DE"/>
    </style:style>
    <style:style style:name="T99"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100" style:parent-style-name="Listenabsatz" style:list-style-name="LFO1" style:family="paragraph">
      <style:paragraph-properties fo:line-height="115%"/>
    </style:style>
    <style:style style:name="T101" style:parent-style-name="Absatz-Standardschriftart" style:family="text">
      <style:text-properties style:font-name="Palatino Linotype" style:font-name-complex="Calibri" fo:font-size="11pt" style:font-size-asian="11pt" style:font-size-complex="11pt" fo:language="de" fo:country="DE"/>
    </style:style>
    <style:style style:name="T102"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10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4"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7" style:parent-style-name="Standard" style:family="paragraph">
      <style:paragraph-properties fo:line-height="115%"/>
    </style:style>
    <style:style style:name="T108"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09"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10"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11"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12"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13"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14"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11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2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2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22" style:parent-style-name="Standard" style:family="paragraph">
      <style:paragraph-properties fo:line-height="115%"/>
    </style:style>
    <style:style style:name="T123" style:parent-style-name="Absatz-Standardschriftart" style:family="text">
      <style:text-properties style:font-name="Palatino Linotype" style:font-name-complex="Calibri" fo:font-size="11pt" style:font-size-asian="11pt" style:font-size-complex="11pt" fo:language="de" fo:country="DE"/>
    </style:style>
    <style:style style:name="T124" style:parent-style-name="Absatz-Standardschriftart" style:family="text">
      <style:text-properties style:font-name="Palatino Linotype" style:font-name-complex="Calibri" fo:font-size="11pt" style:font-size-asian="11pt" style:font-size-complex="11pt" fo:language="de" fo:country="DE"/>
    </style:style>
    <style:style style:name="T125" style:parent-style-name="Absatz-Standardschriftart" style:family="text">
      <style:text-properties style:font-name="Palatino Linotype" style:font-name-complex="Calibri" fo:font-size="11pt" style:font-size-asian="11pt" style:font-size-complex="11pt" fo:language="de" fo:country="DE"/>
    </style:style>
    <style:style style:name="T126" style:parent-style-name="Absatz-Standardschriftart" style:family="text">
      <style:text-properties style:font-name="Palatino Linotype" style:font-name-complex="Calibri" fo:font-size="11pt" style:font-size-asian="11pt" style:font-size-complex="11pt" fo:language="de" fo:country="DE"/>
    </style:style>
    <style:style style:name="T127" style:parent-style-name="Absatz-Standardschriftart" style:family="text">
      <style:text-properties style:font-name="Palatino Linotype" style:font-name-complex="Calibri" fo:font-size="11pt" style:font-size-asian="11pt" style:font-size-complex="11pt" fo:language="de" fo:country="DE"/>
    </style:style>
    <style:style style:name="T128" style:parent-style-name="Absatz-Standardschriftart" style:family="text">
      <style:text-properties style:font-name="Palatino Linotype" style:font-name-complex="Calibri" fo:font-size="11pt" style:font-size-asian="11pt" style:font-size-complex="11pt" fo:language="de" fo:country="DE"/>
    </style:style>
    <style:style style:name="T129"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30" style:parent-style-name="Absatz-Standardschriftart" style:family="text">
      <style:text-properties style:font-name="Palatino Linotype" style:font-name-complex="Calibri" fo:font-size="11pt" style:font-size-asian="11pt" style:font-size-complex="11pt" fo:language="de" fo:country="DE"/>
    </style:style>
    <style:style style:name="T131" style:parent-style-name="Absatz-Standardschriftart" style:family="text">
      <style:text-properties style:font-name="Palatino Linotype" style:font-name-complex="Calibri" fo:font-size="11pt" style:font-size-asian="11pt" style:font-size-complex="11pt" fo:language="de" fo:country="DE"/>
    </style:style>
    <style:style style:name="T132" style:parent-style-name="Absatz-Standardschriftart" style:family="text">
      <style:text-properties style:font-name="Palatino Linotype" style:font-name-complex="Calibri" fo:font-size="11pt" style:font-size-asian="11pt" style:font-size-complex="11pt" fo:language="de" fo:country="DE"/>
    </style:style>
    <style:style style:name="T133" style:parent-style-name="Absatz-Standardschriftart" style:family="text">
      <style:text-properties style:font-name="Palatino Linotype" style:font-name-complex="Calibri" fo:font-size="11pt" style:font-size-asian="11pt" style:font-size-complex="11pt" fo:language="de" fo:country="DE"/>
    </style:style>
    <style:style style:name="T134" style:parent-style-name="Absatz-Standardschriftart" style:family="text">
      <style:text-properties style:font-name="Palatino Linotype" style:font-name-complex="Calibri" fo:font-size="11pt" style:font-size-asian="11pt" style:font-size-complex="11pt" fo:language="de" fo:country="DE"/>
    </style:style>
    <style:style style:name="P13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7" style:parent-style-name="Listenabsatz" style:list-style-name="LFO1" style:family="paragraph">
      <style:paragraph-properties fo:line-height="115%"/>
    </style:style>
    <style:style style:name="T138" style:parent-style-name="Absatz-Standardschriftart" style:family="text">
      <style:text-properties style:font-name="Palatino Linotype" style:font-name-complex="Calibri" fo:font-size="11pt" style:font-size-asian="11pt" style:font-size-complex="11pt" fo:language="de" fo:country="DE"/>
    </style:style>
    <style:style style:name="T139" style:parent-style-name="Absatz-Standardschriftart" style:family="text">
      <style:text-properties style:font-name="Palatino Linotype" style:font-name-complex="Calibri" fo:font-size="11pt" style:font-size-asian="11pt" style:font-size-complex="11pt" fo:language="de" fo:country="DE"/>
    </style:style>
    <style:style style:name="T140" style:parent-style-name="Absatz-Standardschriftart" style:family="text">
      <style:text-properties style:font-name="Palatino Linotype" style:font-name-complex="Calibri" fo:font-size="11pt" style:font-size-asian="11pt" style:font-size-complex="11pt" fo:language="de" fo:country="DE"/>
    </style:style>
    <style:style style:name="T141" style:parent-style-name="Absatz-Standardschriftart" style:family="text">
      <style:text-properties style:font-name="Palatino Linotype" style:font-name-complex="Calibri" fo:font-size="11pt" style:font-size-asian="11pt" style:font-size-complex="11pt" fo:language="de" fo:country="DE"/>
    </style:style>
    <style:style style:name="T142"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43" style:parent-style-name="Absatz-Standardschriftart" style:family="text">
      <style:text-properties style:font-name="Palatino Linotype" style:font-name-complex="Calibri" fo:font-size="11pt" style:font-size-asian="11pt" style:font-size-complex="11pt" fo:language="de" fo:country="DE"/>
    </style:style>
    <style:style style:name="T144" style:parent-style-name="Absatz-Standardschriftart" style:family="text">
      <style:text-properties style:font-name="Palatino Linotype" style:font-name-complex="Calibri" fo:font-size="11pt" style:font-size-asian="11pt" style:font-size-complex="11pt" fo:language="de" fo:country="DE"/>
    </style:style>
    <style:style style:name="P145"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46"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47"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4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9" style:parent-style-name="Standard" style:family="paragraph">
      <style:paragraph-properties fo:line-height="115%"/>
    </style:style>
    <style:style style:name="T150" style:parent-style-name="Absatz-Standardschriftart" style:family="text">
      <style:text-properties style:font-name="Palatino Linotype" style:font-name-complex="Calibri" fo:font-size="11pt" style:font-size-asian="11pt" style:font-size-complex="11pt" fo:background-color="#00FF00" fo:language="de" fo:country="DE"/>
    </style:style>
  </office:automatic-styles>
  <office:body>
    <office:text text:use-soft-page-breaks="true">
      <text:p text:style-name="P1"><text:span text:style-name="T2">Bist du<text:s/></text:span><text:span text:style-name="T3">sensibel</text:span><text:span text:style-name="T4">?<text:s/></text:span><text:span text:style-name="T5">…<text:s/></text:span><text:span text:style-name="T6">Haha, ok…<text:s/></text:span><text:span text:style-name="T7">Sei es, wie es sei, es ist…. So….<text:s/></text:span><text:span text:style-name="T8">Ich kenne<text:s/></text:span><text:span text:style-name="T9">… die<text:s/></text:span><text:span text:style-name="T10">unsensible</text:span><text:span text:style-name="T11">n</text:span><text:span text:style-name="T12"><text:s/>Männer</text:span><text:span text:style-name="T13">.<text:s/></text:span><text:span text:style-name="T14">Manche jedenfalls</text:span><text:span text:style-name="T15">…</text:span><text:span text:style-name="T16"><text:s/>mit Sicherheit.</text:span><text:span text:style-name="T17"><text:s/>Die anderen<text:s/></text:span><text:span text:style-name="T18">nicht</text:span><text:span text:style-name="T19">.</text:span><text:span text:style-name="T20"><text:s/>(</text:span><text:span text:style-name="T21">Witz</text:span><text:span text:style-name="T22">) (</text:span><text:span text:style-name="T23">*</text:span><text:span text:style-name="T24">lachend</text:span><text:span text:style-name="T25">*</text:span><text:span text:style-name="T26">) also ohne die Sicherheit</text:span><text:span text:style-name="T27"><text:s/></text:span><text:span text:style-name="T28">(</text:span><text:span text:style-name="T29">…</text:span><text:span text:style-name="T30">in ihre</text:span><text:span text:style-name="T31">n</text:span><text:span text:style-name="T32"><text:s/>Kern</text:span><text:span text:style-name="T33">en</text:span><text:span text:style-name="T34">(?)</text:span><text:span text:style-name="T35">)</text:span><text:span text:style-name="T36">.</text:span><text:span text:style-name="T37"><text:s/></text:span><text:span text:style-name="T38">Sei es, wie es ist, wir kennen die….<text:s/></text:span><text:span text:style-name="T39">-j</text:span><text:span text:style-name="T40">enigen, die so sind</text:span><text:span text:style-name="T41">, oder so zu sein scheinen</text:span><text:span text:style-name="T42">;<text:s/></text:span><text:span text:style-name="T43">diejenigen, die<text:s/></text:span><text:span text:style-name="T44">so tun</text:span><text:span text:style-name="T45">,</text:span><text:span text:style-name="T46"><text:s/>als wären sie<text:s/></text:span><text:span text:style-name="T47">unzerbrechlich<text:s/></text:span><text:span text:style-name="T48">hart gesotten</text:span><text:span text:style-name="T49">, mit guten Manieren,<text:s/></text:span><text:span text:style-name="T50">(*seufzend*)<text:s/></text:span><text:span text:style-name="T51">ach, so ein Zufall…<text:s/></text:span><text:span text:style-name="T52">So schrecklich… Unsensible Männer sind die<text:s/></text:span><text:span text:style-name="T53">Gewaltenmacht</text:span><text:span text:style-name="T54">-In</text:span><text:span text:style-name="T55">habe</text:span><text:span text:style-name="T56">nden… Die Gewaltenschieber. Die Hetzer im guten Sinn.</text:span><text:span text:style-name="T57"><text:s/></text:span></text:p>
      <text:p text:style-name="P58"/>
      <text:p text:style-name="P59">Kann man wütend verstehen, was sie sind? Kümmert es mich? Nein! Denn sie sind was besonderes. Etwas Chaos im Reglement der Tugenden. Ich möchte nur meinen, unzumutbar, möchte man meinen..<text:s/>gar aufgebracht, wütend..<text:s/>feige! Sie wären besonders. Doch sie sind die Regel. Ernster Kalkstrom im Riff der Vollendung. Ein volles Ende… mit Sicherheit…<text:s/>Kühlt sich ab, wie sanftes Leder im Nachtboden, wo kein Riff mehr weit und breit zu begatten.. ehh.. zu betrachten meine ich. Begatte dich selbst, du schrecklicher Kalk!<text:s/>Ohne Ohnmacht 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text:s/>Bis die weiße Masse am Fenster deiner doppelten Augen klebt und du dich fragst, bin ich dumm?!<text:s/></text:p>
      <text:p text:style-name="P60"/>
      <text:p text:style-name="P61">Ja! Denn sie zerkrümmen! Sie zertrennen und verkrümmen gleichzeitig die 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text:s/>am<text:s/>Horizont einen Spalt entsinnt und den Lauf der Erde besingt, dann schmilzt das Eis… bestimmt.</text:p>
      <text:p text:style-name="P62"/>
      <text:p text:style-name="P63"><text:span text:style-name="T64">Wie hab ich so viel Zeit vertan mit Nicht-Mensch-Sein, fernab des bunten Riffs, dessen Farben du nun, da du die Brille abnimmst, auch wieder zu erkennen scheinst. Du versicherst dich</text:span><text:span text:style-name="T65">.</text:span><text:span text:style-name="T66"><text:s/>Bist sicherer als das Gleichgewicht</text:span><text:span text:style-name="T67"><text:s/></text:span><text:span text:style-name="T68">(?der redlich Zweifel nicht?)</text:span><text:span text:style-name="T69"><text:s/></text:span><text:span text:style-name="T70">„ja!“. „Ich will.“ Sagst ja zum Leben und ja zur Arbeit, doch ohne <text:s/>Beet- und Abtzeit.</text:span><text:span text:style-name="T71"><text:s/>Dies Kummerkasten hab ich satt. Nichts als „ich bin“ will ich sagen! Juchheyja! Heureka! Feurio! Fundamentedruck…. Es tut mir leid, dies war nur ein Traum. Ich weiß und bin es doch nicht. Permanent frei.</text:span><text:span text:style-name="T72">Hh</text:span><text:span text:style-name="T73"><text:s/></text:span><text:span text:style-name="T74">Denn ohne Druck<text:s/></text:span><text:soft-page-break/><text:span text:style-name="T75">und ohne Postulation fabulierend, wer wäre ich, nicht hier auch mein bestes zu zeigen, was ich kann, ich mit Nichten bin mit mir im Reinen, doch ich sage, was ich denke, und das laut! Hast du das Vierkanthäuschen schon abgebaut?</text:span></text:p>
      <text:p text:style-name="P76"/>
      <text:p text:style-name="P77"><text:span text:style-name="T78">## (Ende Variation</text:span><text:span text:style-name="T79"><text:s/>1</text:span><text:span text:style-name="T80">)</text:span></text:p>
      <text:p text:style-name="P81"/>
      <text:list text:style-name="LFO2" text:continue-numbering="true">
        <text:list-item>
          <text:p text:style-name="P82">Gewaltenschieber erklären<text:s/>und evtl. Gewaltenmachtinhabenden</text:p>
        </text:list-item>
        <text:list-item>
          <text:p text:style-name="P83">Gute Manieren….. was bedeutet das? Warum haben sie Manieren, obwohl sie ja angeblich Gewalten inne haben?!<text:s/>Erklären.</text:p>
        </text:list-item>
        <text:list-item>
          <text:p text:style-name="P84">Kann man wütend verstehen? (Warum bin ich wütend?)</text:p>
        </text:list-item>
        <text:list-item>
          <text:p text:style-name="P85">„Dies“ möchte ich nur meinen</text:p>
        </text:list-item>
        <text:list-item>
          <text:p text:style-name="P86">Kalkstrom im Riff der Vollendung ergänzen mit beschreibendem Satz</text:p>
        </text:list-item>
        <text:list-item>
          <text:p text:style-name="P87">Kann ich sagen: „warum Leder?“</text:p>
        </text:list-item>
        <text:list-item>
          <text:p text:style-name="P88">„Doppelte Augen“ einleiten??</text:p>
        </text:list-item>
      </text:list>
      <text:p text:style-name="P89"/>
      <text:p text:style-name="P90">##Ab <text:s/>Joghurt noch mal hören, wenn oberer Teil überarbeitet.</text:p>
      <text:p text:style-name="P91"/>
      <text:list text:style-name="LFO1" text:continue-numbering="true">
        <text:list-item>
          <text:p text:style-name="P92">Wovon zertrennen…. In welchen Zustand verkrümmen?</text:p>
        </text:list-item>
      </text:list>
      <text:p text:style-name="P93"/>
      <text:list text:style-name="LFO1" text:continue-numbering="true">
        <text:list-item>
          <text:p text:style-name="P94"><text:span text:style-name="T95">A&amp;B ggf. erklären als implizite Gewaltsprache der Machthabenden (so nach dem Motto: jetzt verstelle ich mich nicht weiter! …..<text:s/></text:span><text:span text:style-name="T96">oder doch von vornherein anders/ klar artikulieren? Ist es denn unklar, wenn man Neologismen schöpft? Kommt drauf an, wieviel Sinn sie versprechen und wie gut man sie versteht.</text:span></text:p>
        </text:list-item>
        <text:list-item>
          <text:p text:style-name="P97"><text:span text:style-name="T98">Fett &amp; Kühler Boden….. wie kann man das kombinieren?<text:s/></text:span><text:span text:style-name="T99">Sinnbilder eintauchen in Synergien.</text:span></text:p>
        </text:list-item>
        <text:list-item>
          <text:p text:style-name="P100"><text:span text:style-name="T101">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102">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103"/>
      <text:p text:style-name="P104"/>
      <text:p text:style-name="P105"/>
      <text:p text:style-name="P106"/>
      <text:soft-page-break/>
      <text:p text:style-name="P107"><text:span text:style-name="T108">##Variation 2##</text:span><text:span text:style-name="T109"><text:s/>(folgt</text:span><text:span text:style-name="T110"><text:s/>hier untestehend</text:span><text:span text:style-name="T111"><text:s/>bis ##Variation 2 ENDE#</text:span><text:span text:style-name="T112">#</text:span><text:span text:style-name="T113"><text:s/>… -&gt;</text:span><text:span text:style-name="T114">)</text:span></text:p>
      <text:p text:style-name="P115"/>
      <text:p text:style-name="P116">Unsensible Männer tragen Waffen im Halfter und zielen mit ihrem Finger auf einen Riss in der Wand.<text:s/></text:p>
      <text:p text:style-name="P117"/>
      <text:p text:style-name="P118">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text:s/>(; und die feste pralle Zwiebel, die sich um ihre Seele schloss.)</text:p>
      <text:p text:style-name="P119"/>
      <text:p text:style-name="P120">Ein dicker, riesiger Bauch gewinnt sensible Frauen. Und der Zwiebelgeruch gewinnt beim Heraustreten an Substanz, wenn sich die sensible Frau bei kläglichen Annäherungsversuchen an seiner Seele schneidet.</text:p>
      <text:p text:style-name="P121"/>
      <text:p text:style-name="P122"><text:span text:style-name="T123">Der sensible Mann hingegen braucht nichts dergleichen. Kein Nussriegel, keine Zwiebelhaut, nur Umarmungen. Er redet nicht viel, er tritt zur Tat an. „Lasse reden!“, sagt er. Und zieht seinen Hut aus einer großen</text:span><text:span text:style-name="T124">,</text:span><text:span text:style-name="T125"><text:s/>bauchigen Tasche mit Klettverschluss.</text:span><text:span text:style-name="T126"><text:s/>Er rahmt sich selbst. Nichts, was die Waffenträger sagen können, macht ihm Angst oder Panik.</text:span><text:span text:style-name="T127"><text:s/>Ihm geht es um Stil und Echtheit. [… und Umarmungen]</text:span><text:span text:style-name="T128">. Ja, wie gesagt, er rahmt sich…<text:s/></text:span><text:span text:style-name="T129">*haha*</text:span><text:span text:style-name="T130"><text:s/>Und DAS(!), indem er seinen Reverskragen auffaltet und einen schicken blauen und übergroßen Filzhut aufsetzt. E rahmt sich samt Kragenweite und hat nichts übrig für Kriege und Seiltänzer-Dramen auf staubigem Asphalt.</text:span><text:span text:style-name="T131"><text:s/>Er geht voran, bis sich die weite Umarmung schließt.</text:span><text:span text:style-name="T132"><text:s/>Die große des Lebens.<text:s/></text:span><text:span text:style-name="T133">Eine Weite fällt auf. Die Enge fällt ein.</text:span><text:span text:style-name="T134"><text:s/>Das soll genug der Reden sein.</text:span></text:p>
      <text:p text:style-name="P135"/>
      <text:p text:style-name="P136">Ideen zur Verbesserung:</text:p>
      <text:list text:style-name="LFO1" text:continue-numbering="true">
        <text:list-item>
          <text:p text:style-name="P137"><text:span text:style-name="T138">Meh</text:span><text:span text:style-name="T139">r</text:span><text:span text:style-name="T140"><text:s/>kontextbezogene Verben</text:span><text:span text:style-name="T141"><text:s/>einbauen [… Labor… greift nach einer übergroßen Gabel.<text:s/></text:span><text:span text:style-name="T142">(Vgl. Muffin Man/ Zappa)</text:span><text:span text:style-name="T143">]</text:span><text:span text:style-name="T144">.</text:span></text:p>
        </text:list-item>
        <text:list-item>
          <text:p text:style-name="P145">Filzhut: etwa: nur die Augen guckten raus.</text:p>
        </text:list-item>
        <text:list-item>
          <text:p text:style-name="P146">Der große sensible Mann hat lange Füße und riesen Gorilla Arme.</text:p>
        </text:list-item>
        <text:list-item>
          <text:p text:style-name="P147">Mantel benennen bevor das Revers benannt wird.</text:p>
        </text:list-item>
      </text:list>
      <text:p text:style-name="P148"/>
      <text:p text:style-name="P149"><text:span text:style-name="T150">##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Palatino Linotype"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Robin Pape</dc:creator>
    <meta:creation-date>2009-04-16T11:32:00Z</meta:creation-date>
    <dc:date>2025-10-09T15:43:00Z</dc:date>
    <meta:template xlink:href="Normal.dotm" xlink:type="simple"/>
    <meta:editing-cycles>346</meta:editing-cycles>
    <meta:editing-duration>PT0S</meta:editing-duration>
    <meta:user-defined meta:name="Info 1"/>
    <meta:user-defined meta:name="Info 2"/>
    <meta:user-defined meta:name="Info 3"/>
    <meta:user-defined meta:name="Info 4"/>
    <meta:document-statistic meta:page-count="3" meta:paragraph-count="13" meta:word-count="905" meta:character-count="6600" meta:row-count="47" meta:non-whitespace-character-count="5708"/>
  </office:meta>
</office:document-meta>
</file>